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-color="#000000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93cm" fo:padding-top="0cm" fo:padding-bottom="0cm" fo:padding-left="0cm" fo:padding-right="0cm"/>
    </style:style>
    <style:style style:name="gr4" style:family="graphic" style:parent-style-name="standard">
      <style:graphic-properties svg:stroke-width="0.02cm" svg:stroke-color="#000000" draw:marker-start-width="0.26cm" draw:marker-end-width="0.26cm" draw:fill-color="#e6e64c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68cm" fo:min-width="13.83cm" fo:padding-top="0.135cm" fo:padding-bottom="0.135cm" fo:padding-left="0.26cm" fo:padding-right="0.26cm"/>
    </style:style>
    <style:style style:name="gr7" style:family="graphic" style:parent-style-name="standard">
      <style:graphic-properties svg:stroke-width="0.05cm" svg:stroke-color="#000000" draw:marker-start-width="0.275cm" draw:marker-end-width="0.275cm" draw:fill-color="#a8a8e4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-color="#e6e64c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fill-color="#e6e64c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93cm" fo:padding-top="0cm" fo:padding-bottom="0cm" fo:padding-left="0cm" fo:padding-right="0cm"/>
    </style:style>
    <style:style style:name="gr11" style:family="graphic" style:parent-style-name="objectwithoutfill">
      <style:graphic-properties draw:stroke="dash" draw:stroke-dash="Fine_20_Dashed" svg:stroke-width="0.05cm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-color="#a8a8e4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521cm" fo:padding-top="0cm" fo:padding-bottom="0cm" fo:padding-left="0cm" fo:padding-right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P5" style:family="paragraph">
      <loext:graphic-properties draw:fill-color="#e6e64c"/>
      <style:paragraph-properties fo:text-align="center"/>
    </style:style>
    <style:style style:name="P6" style:family="paragraph">
      <loext:graphic-properties draw:fill-color="#a8a8e4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e6e64c"/>
      <style:paragraph-properties fo:text-align="center"/>
    </style:style>
    <style:style style:name="P8" style:family="paragraph">
      <loext:graphic-properties draw:fill="none" draw:fill-color="#ffffff"/>
      <style:paragraph-properties fo:text-align="start"/>
      <style:text-properties style:font-name="DejaVu Sans"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299cm" svg:height="0.249cm" svg:x="6.05cm" svg:y="8.75cm" svg:viewBox="0 0 300 250" draw:points="150,250 300,0 0,0">
          <text:p/>
        </draw:polygon>
        <draw:line draw:style-name="gr2" draw:text-style-name="P2" draw:layer="layout" svg:x1="6.2cm" svg:y1="8.75cm" svg:x2="6.2cm" svg:y2="8.3cm">
          <text:p/>
        </draw:line>
        <draw:frame draw:style-name="gr3" draw:text-style-name="P4" draw:layer="layout" svg:width="3.15cm" svg:height="0.593cm" svg:x="6.75cm" svg:y="8.4cm">
          <draw:text-box>
            <text:p text:style-name="P3"><text:span text:style-name="T1">h</text:span><text:span text:style-name="T1">a</text:span><text:span text:style-name="T1">s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polygon draw:style-name="gr4" draw:text-style-name="P5" draw:layer="layout" svg:width="0.299cm" svg:height="0.249cm" svg:x="6.05cm" svg:y="9.85cm" svg:viewBox="0 0 300 250" draw:points="150,250 300,0 0,0">
          <text:p/>
        </draw:polygon>
        <draw:line draw:style-name="gr2" draw:text-style-name="P2" draw:layer="layout" svg:x1="6.2cm" svg:y1="9.85cm" svg:x2="6.2cm" svg:y2="9.4cm">
          <text:p/>
        </draw:line>
        <draw:frame draw:style-name="gr3" draw:text-style-name="P4" draw:layer="layout" svg:width="3.15cm" svg:height="0.593cm" svg:x="6.75cm" svg:y="9.5cm">
          <draw:text-box>
            <text:p text:style-name="P3"><text:span text:style-name="T1">h</text:span><text:span text:style-name="T1">a</text:span><text:span text:style-name="T1">s </text:span><text:span text:style-name="T1">s</text:span><text:span text:style-name="T1">u</text:span><text:span text:style-name="T1">b</text:span><text:span text:style-name="T1">-</text:span><text:span text:style-name="T1">i</text:span><text:span text:style-name="T1">n</text:span><text:span text:style-name="T1">d</text:span><text:span text:style-name="T1">e</text:span><text:span text:style-name="T1">x</text:span></text:p>
          </draw:text-box>
        </draw:frame>
        <draw:line draw:style-name="gr5" draw:text-style-name="P2" draw:layer="layout" svg:x1="10.9cm" svg:y1="8.65cm" svg:x2="11.4cm" svg:y2="8.65cm">
          <text:p/>
        </draw:line>
        <draw:frame draw:style-name="gr3" draw:text-style-name="P4" draw:layer="layout" svg:width="3.15cm" svg:height="0.593cm" svg:x="11.65cm" svg:y="8.4cm">
          <draw:text-box>
            <text:p text:style-name="P3"><text:span text:style-name="T1">a</text:span><text:span text:style-name="T1">p</text:span><text:span text:style-name="T1">p</text:span><text:span text:style-name="T1">e</text:span><text:span text:style-name="T1">n</text:span><text:span text:style-name="T1">d</text:span><text:span text:style-name="T1">s </text:span><text:span text:style-name="T1">t</text:span><text:span text:style-name="T1">o</text:span></text:p>
          </draw:text-box>
        </draw:frame>
        <draw:polygon draw:style-name="gr4" draw:text-style-name="P5" draw:layer="layout" svg:width="0.249cm" svg:height="0.299cm" svg:x="10.65cm" svg:y="8.5cm" svg:viewBox="0 0 250 300" draw:points="0,150 250,300 250,0">
          <text:p/>
        </draw:polygon>
        <draw:custom-shape draw:style-name="gr6" draw:text-style-name="P2" draw:layer="layout" svg:width="14.35cm" svg:height="2.95cm" svg:x="0.1cm" svg:y="7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0.4cm" svg:y="8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5" draw:layer="layout" svg:width="1cm" svg:height="1cm" svg:x="0.4cm" svg:y="9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0.6cm" svg:y1="9.75cm" svg:x2="1.2cm" svg:y2="9.75cm">
            <text:p/>
          </draw:line>
          <draw:line draw:style-name="gr9" draw:text-style-name="P7" draw:layer="layout" svg:x1="0.6cm" svg:y1="9.95cm" svg:x2="1.2cm" svg:y2="9.95cm">
            <text:p/>
          </draw:line>
          <draw:line draw:style-name="gr9" draw:text-style-name="P7" draw:layer="layout" svg:x1="0.6cm" svg:y1="10.15cm" svg:x2="1.2cm" svg:y2="10.15cm">
            <text:p/>
          </draw:line>
        </draw:g>
        <draw:frame draw:style-name="gr10" draw:text-style-name="P8" draw:layer="layout" svg:width="3.5cm" svg:height="1.093cm" svg:x="1.7cm" svg:y="8.15cm">
          <draw:text-box>
            <text:p text:style-name="P3"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 </text:span><text:span text:style-name="T1">n</text:span><text:span text:style-name="T1">a</text:span><text:span text:style-name="T1">n</text:span><text:span text:style-name="T1">o</text:span><text:span text:style-name="T1">p</text:span><text:span text:style-name="T1">u</text:span><text:span text:style-name="T1">b</text:span><text:span text:style-name="T1">l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0" draw:text-style-name="P8" draw:layer="layout" svg:width="3.5cm" svg:height="1.093cm" svg:x="1.7cm" svg:y="9.5cm">
          <draw:text-box>
            <text:p text:style-name="P3"><text:span text:style-name="T1">i</text:span><text:span text:style-name="T1">n</text:span><text:span text:style-name="T1">d</text:span><text:span text:style-name="T1">e</text:span><text:span text:style-name="T1">x</text:span><text:span text:style-name="T1"> </text:span><text:span text:style-name="T1">n</text:span><text:span text:style-name="T1">a</text:span><text:span text:style-name="T1">n</text:span><text:span text:style-name="T1">o</text:span><text:span text:style-name="T1">p</text:span><text:span text:style-name="T1">u</text:span><text:span text:style-name="T1">b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onnector draw:style-name="gr11" draw:text-style-name="P2" draw:layer="layout" draw:type="curve" svg:x1="8.066cm" svg:y1="3.738cm" svg:x2="5.75cm" svg:y2="3.741cm" draw:start-shape="id1" draw:start-glue-point="3" draw:end-shape="id2" draw:end-glue-point="1" svg:d="M8066 3738c-1747 0-590 3-2316 3" svg:viewBox="0 0 2317 4">
          <text:p/>
        </draw:connector>
        <draw:connector draw:style-name="gr12" draw:text-style-name="P2" draw:layer="layout" draw:type="curve" draw:line-skew="-0.112cm" svg:x1="7.9cm" svg:y1="1.741cm" svg:x2="2.5cm" svg:y2="2.95cm" draw:start-shape="id3" draw:end-shape="id4" draw:end-glue-point="0" svg:d="M7900 1741c0 751-5400 147-5400 1209" svg:viewBox="0 0 5401 1210">
          <text:p/>
        </draw:connector>
        <draw:g xml:id="id18" draw:id="id18">
          <draw:custom-shape draw:style-name="gr8" draw:text-style-name="P5" draw:layer="layout" svg:width="1cm" svg:height="1cm" svg:x="11.849cm" svg:y="3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12.049cm" svg:y1="3.538cm" svg:x2="12.649cm" svg:y2="3.538cm">
            <text:p/>
          </draw:line>
          <draw:line draw:style-name="gr9" draw:text-style-name="P7" draw:layer="layout" svg:x1="12.049cm" svg:y1="3.738cm" svg:x2="12.649cm" svg:y2="3.738cm">
            <text:p/>
          </draw:line>
          <draw:line draw:style-name="gr9" draw:text-style-name="P7" draw:layer="layout" svg:x1="12.049cm" svg:y1="3.938cm" svg:x2="12.649cm" svg:y2="3.938cm">
            <text:p/>
          </draw:line>
        </draw:g>
        <draw:g xml:id="id3" draw:id="id3">
          <draw:custom-shape draw:style-name="gr8" draw:text-style-name="P5" draw:layer="layout" svg:width="1cm" svg:height="1cm" svg:x="7.4cm" svg:y="0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7.6cm" svg:y1="1.041cm" svg:x2="8.2cm" svg:y2="1.041cm">
            <text:p/>
          </draw:line>
          <draw:line draw:style-name="gr9" draw:text-style-name="P7" draw:layer="layout" svg:x1="7.6cm" svg:y1="1.241cm" svg:x2="8.2cm" svg:y2="1.241cm">
            <text:p/>
          </draw:line>
          <draw:line draw:style-name="gr9" draw:text-style-name="P7" draw:layer="layout" svg:x1="7.6cm" svg:y1="1.441cm" svg:x2="8.2cm" svg:y2="1.441cm">
            <text:p/>
          </draw:line>
        </draw:g>
        <draw:custom-shape draw:style-name="gr13" draw:text-style-name="P6" draw:layer="layout" svg:width="1cm" svg:height="1cm" svg:x="0.801cm" svg:y="5.665cm">
          <text:p text:style-name="P9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curve" svg:x1="2.5cm" svg:y1="4.25cm" svg:x2="1.3cm" svg:y2="5.327cm" draw:start-shape="id5" draw:start-glue-point="2" draw:end-shape="id6" draw:end-glue-point="0" svg:d="M2500 4250c0 820-1200 282-1200 1077" svg:viewBox="0 0 1201 1078">
          <text:p/>
        </draw:connector>
        <draw:polygon draw:style-name="gr4" draw:text-style-name="P5" xml:id="id4" draw:id="id4" draw:layer="layout" svg:width="0.299cm" svg:height="0.249cm" svg:x="2.35cm" svg:y="2.95cm" svg:viewBox="0 0 300 250" draw:points="150,250 300,0 0,0">
          <text:p/>
        </draw:polygon>
        <draw:polygon draw:style-name="gr1" draw:text-style-name="P1" xml:id="id6" draw:id="id6" draw:layer="layout" svg:width="0.299cm" svg:height="0.249cm" svg:x="1.15cm" svg:y="5.327cm" svg:viewBox="0 0 300 250" draw:points="150,250 300,0 0,0">
          <text:p/>
        </draw:polygon>
        <draw:polygon draw:style-name="gr1" draw:text-style-name="P1" xml:id="id8" draw:id="id8" draw:layer="layout" svg:width="0.299cm" svg:height="0.249cm" svg:x="2.35cm" svg:y="5.709cm" svg:viewBox="0 0 300 250" draw:points="150,250 300,0 0,0">
          <text:p/>
        </draw:polygon>
        <draw:connector draw:style-name="gr12" draw:text-style-name="P2" draw:layer="layout" draw:type="curve" svg:x1="2.5cm" svg:y1="4.25cm" svg:x2="2.5cm" svg:y2="5.709cm" draw:start-shape="id7" draw:start-glue-point="2" draw:end-shape="id8" svg:d="M2500 4250v1459" svg:viewBox="0 0 1 1460">
          <text:p/>
        </draw:connector>
        <draw:connector draw:style-name="gr12" draw:text-style-name="P2" draw:layer="layout" draw:type="curve" svg:x1="4.941cm" svg:y1="4.235cm" svg:x2="3.751cm" svg:y2="5.318cm" draw:start-shape="id9" draw:start-glue-point="2" draw:end-shape="id10" draw:end-glue-point="0" svg:d="M4941 4235c0 825-1190 284-1190 1083" svg:viewBox="0 0 1191 1084">
          <text:p/>
        </draw:connector>
        <draw:g xml:id="id11" draw:id="id11">
          <draw:custom-shape draw:style-name="gr8" draw:text-style-name="P5" xml:id="id9" draw:id="id9" draw:layer="layout" svg:width="1cm" svg:height="1cm" svg:x="4.441cm" svg:y="3.2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4.641cm" svg:y1="3.535cm" svg:x2="5.241cm" svg:y2="3.535cm">
            <text:p/>
          </draw:line>
          <draw:line draw:style-name="gr9" draw:text-style-name="P7" draw:layer="layout" svg:x1="4.641cm" svg:y1="3.735cm" svg:x2="5.241cm" svg:y2="3.735cm">
            <text:p/>
          </draw:line>
          <draw:line draw:style-name="gr9" draw:text-style-name="P7" draw:layer="layout" svg:x1="4.641cm" svg:y1="3.935cm" svg:x2="5.241cm" svg:y2="3.935cm">
            <text:p/>
          </draw:line>
        </draw:g>
        <draw:polygon draw:style-name="gr1" draw:text-style-name="P1" xml:id="id12" draw:id="id12" draw:layer="layout" svg:width="0.299cm" svg:height="0.249cm" svg:x="4.791cm" svg:y="5.797cm" svg:viewBox="0 0 300 250" draw:points="150,250 300,0 0,0">
          <text:p/>
        </draw:polygon>
        <draw:polygon draw:style-name="gr1" draw:text-style-name="P1" xml:id="id13" draw:id="id13" draw:layer="layout" svg:width="0.299cm" svg:height="0.249cm" svg:x="5.966cm" svg:y="5.647cm" svg:viewBox="0 0 300 250" draw:points="150,250 300,0 0,0">
          <text:p/>
        </draw:polygon>
        <draw:connector draw:style-name="gr12" draw:text-style-name="P2" draw:layer="layout" draw:type="curve" svg:x1="4.941cm" svg:y1="4.235cm" svg:x2="4.941cm" svg:y2="5.797cm" draw:start-shape="id11" draw:start-glue-point="2" draw:end-shape="id12" svg:d="M4941 4235v1562" svg:viewBox="0 0 1 1563">
          <text:p/>
        </draw:connector>
        <draw:connector draw:style-name="gr12" draw:text-style-name="P2" draw:layer="layout" draw:type="curve" svg:x1="4.941cm" svg:y1="4.235cm" svg:x2="6.116cm" svg:y2="5.647cm" draw:start-shape="id11" draw:start-glue-point="2" draw:end-shape="id13" draw:end-glue-point="0" svg:d="M4941 4235c0 1071 1175 365 1175 1412" svg:viewBox="0 0 1176 1413">
          <text:p/>
        </draw:connector>
        <draw:polygon draw:style-name="gr4" draw:text-style-name="P5" xml:id="id2" draw:id="id2" draw:layer="layout" svg:width="0.249cm" svg:height="0.299cm" svg:x="5.5cm" svg:y="3.591cm" svg:viewBox="0 0 250 300" draw:points="0,150 250,300 250,0">
          <text:p/>
        </draw:polygon>
        <draw:connector draw:style-name="gr12" draw:text-style-name="P2" draw:layer="layout" draw:type="curve" svg:x1="8.566cm" svg:y1="4.238cm" svg:x2="7.15cm" svg:y2="5.318cm" draw:start-shape="id14" draw:start-glue-point="2" draw:end-shape="id15" draw:end-glue-point="0" svg:d="M8566 4238c0 822-1416 282-1416 1080" svg:viewBox="0 0 1417 1081">
          <text:p/>
        </draw:connector>
        <draw:g xml:id="id1" draw:id="id1">
          <draw:custom-shape draw:style-name="gr8" draw:text-style-name="P5" xml:id="id14" draw:id="id14" draw:layer="layout" svg:width="1cm" svg:height="1cm" svg:x="8.066cm" svg:y="3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8.266cm" svg:y1="3.538cm" svg:x2="8.866cm" svg:y2="3.538cm">
            <text:p/>
          </draw:line>
          <draw:line draw:style-name="gr9" draw:text-style-name="P7" draw:layer="layout" svg:x1="8.266cm" svg:y1="3.738cm" svg:x2="8.866cm" svg:y2="3.738cm">
            <text:p/>
          </draw:line>
          <draw:line draw:style-name="gr9" draw:text-style-name="P7" draw:layer="layout" svg:x1="8.266cm" svg:y1="3.938cm" svg:x2="8.866cm" svg:y2="3.938cm">
            <text:p/>
          </draw:line>
        </draw:g>
        <draw:polygon draw:style-name="gr1" draw:text-style-name="P1" xml:id="id15" draw:id="id15" draw:layer="layout" svg:width="0.299cm" svg:height="0.249cm" svg:x="7cm" svg:y="5.318cm" svg:viewBox="0 0 300 250" draw:points="150,250 300,0 0,0">
          <text:p/>
        </draw:polygon>
        <draw:polygon draw:style-name="gr1" draw:text-style-name="P1" xml:id="id16" draw:id="id16" draw:layer="layout" svg:width="0.299cm" svg:height="0.249cm" svg:x="8.407cm" svg:y="5.55cm" svg:viewBox="0 0 300 250" draw:points="150,250 300,0 0,0">
          <text:p/>
        </draw:polygon>
        <draw:polygon draw:style-name="gr1" draw:text-style-name="P1" xml:id="id17" draw:id="id17" draw:layer="layout" svg:width="0.299cm" svg:height="0.249cm" svg:x="9.8cm" svg:y="5.3cm" svg:viewBox="0 0 300 250" draw:points="150,250 300,0 0,0">
          <text:p/>
        </draw:polygon>
        <draw:connector draw:style-name="gr12" draw:text-style-name="P2" draw:layer="layout" draw:type="curve" svg:x1="8.566cm" svg:y1="4.238cm" svg:x2="8.557cm" svg:y2="5.55cm" draw:start-shape="id1" draw:start-glue-point="2" draw:end-shape="id16" svg:d="M8566 4238c0 996-9 340-9 1312" svg:viewBox="0 0 10 1313">
          <text:p/>
        </draw:connector>
        <draw:connector draw:style-name="gr12" draw:text-style-name="P2" draw:layer="layout" draw:type="curve" svg:x1="8.566cm" svg:y1="4.238cm" svg:x2="9.95cm" svg:y2="5.3cm" draw:start-shape="id1" draw:start-glue-point="2" draw:end-shape="id17" draw:end-glue-point="0" svg:d="M8566 4238c0 808 1384 278 1384 1062" svg:viewBox="0 0 1385 1063">
          <text:p/>
        </draw:connector>
        <draw:polygon draw:style-name="gr4" draw:text-style-name="P5" xml:id="id19" draw:id="id19" draw:layer="layout" svg:width="0.249cm" svg:height="0.299cm" svg:x="9.1cm" svg:y="3.591cm" svg:viewBox="0 0 250 300" draw:points="0,150 250,300 250,0">
          <text:p/>
        </draw:polygon>
        <draw:connector draw:style-name="gr11" draw:text-style-name="P2" draw:layer="layout" draw:type="curve" svg:x1="11.849cm" svg:y1="3.738cm" svg:x2="9.35cm" svg:y2="3.741cm" draw:start-shape="id18" draw:start-glue-point="3" draw:end-shape="id19" draw:end-glue-point="1" svg:d="M11849 3738c-1885 0-636 3-2499 3" svg:viewBox="0 0 2500 4">
          <text:p/>
        </draw:connector>
        <draw:connector draw:style-name="gr12" draw:text-style-name="P2" draw:layer="layout" draw:type="curve" draw:line-skew="-0.258cm" svg:x1="12.349cm" svg:y1="4.238cm" svg:x2="11.15cm" svg:y2="5.8cm" draw:start-shape="id18" draw:start-glue-point="2" draw:end-shape="id20" draw:end-glue-point="0" svg:d="M12349 4238c0 796-1199 16-1199 1562" svg:viewBox="0 0 1200 1563">
          <text:p/>
        </draw:connector>
        <draw:polygon draw:style-name="gr1" draw:text-style-name="P1" xml:id="id20" draw:id="id20" draw:layer="layout" svg:width="0.299cm" svg:height="0.249cm" svg:x="11cm" svg:y="5.8cm" svg:viewBox="0 0 300 250" draw:points="150,250 300,0 0,0">
          <text:p/>
        </draw:polygon>
        <draw:polygon draw:style-name="gr1" draw:text-style-name="P1" xml:id="id21" draw:id="id21" draw:layer="layout" svg:width="0.299cm" svg:height="0.249cm" svg:x="12.2cm" svg:y="5.3cm" svg:viewBox="0 0 300 250" draw:points="150,250 300,0 0,0">
          <text:p/>
        </draw:polygon>
        <draw:connector draw:style-name="gr12" draw:text-style-name="P2" draw:layer="layout" draw:type="curve" svg:x1="12.349cm" svg:y1="4.238cm" svg:x2="12.35cm" svg:y2="5.3cm" draw:start-shape="id18" draw:start-glue-point="2" draw:end-shape="id21" svg:d="M12349 4238c0 808 1 278 1 1062" svg:viewBox="0 0 2 1063">
          <text:p/>
        </draw:connector>
        <draw:polygon draw:style-name="gr4" draw:text-style-name="P5" xml:id="id22" draw:id="id22" draw:layer="layout" svg:width="0.299cm" svg:height="0.249cm" svg:x="12.199cm" svg:y="2.938cm" svg:viewBox="0 0 300 250" draw:points="150,250 300,0 0,0">
          <text:p/>
        </draw:polygon>
        <draw:connector draw:style-name="gr12" draw:text-style-name="P2" draw:layer="layout" draw:type="curve" svg:x1="7.9cm" svg:y1="1.741cm" svg:x2="12.349cm" svg:y2="2.938cm" draw:start-shape="id3" draw:start-glue-point="2" draw:end-shape="id22" draw:end-glue-point="0" svg:d="M7900 1741c0 910 4449 312 4449 1197" svg:viewBox="0 0 4450 1198">
          <text:p/>
        </draw:connector>
        <draw:frame draw:style-name="gr14" draw:text-style-name="P4" draw:layer="layout" svg:width="2.6cm" svg:height="0.521cm" svg:x="6.6cm" svg:y="0.091cm">
          <draw:text-box>
            <text:p text:style-name="P9"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/text:p>
          </draw:text-box>
        </draw:frame>
        <draw:custom-shape draw:style-name="gr13" draw:text-style-name="P6" draw:layer="layout" svg:width="1cm" svg:height="1cm" svg:x="2cm" svg:y="6.009cm">
          <text:p text:style-name="P9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3.251cm" svg:y="5.659cm">
          <text:p text:style-name="P9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4.45cm" svg:y="6.1cm">
          <text:p text:style-name="P9"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5.65cm" svg:y="5.95cm">
          <text:p text:style-name="P9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6.851cm" svg:y="5.659cm">
          <text:p text:style-name="P9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8.05cm" svg:y="5.85cm">
          <text:p text:style-name="P9"><text:span text:style-name="T2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9.449cm" svg:y="5.6cm">
          <text:p text:style-name="P9"><text:span text:style-name="T2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10.649cm" svg:y="6.1cm">
          <text:p text:style-name="P9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11.85cm" svg:y="5.659cm">
          <text:p text:style-name="P9"><text:span text:style-name="T2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" draw:text-style-name="P1" xml:id="id10" draw:id="id10" draw:layer="layout" svg:width="0.299cm" svg:height="0.249cm" svg:x="3.601cm" svg:y="5.318cm" svg:viewBox="0 0 300 250" draw:points="150,250 300,0 0,0">
          <text:p/>
        </draw:polygon>
        <draw:polygon draw:style-name="gr1" draw:text-style-name="P1" draw:layer="layout" svg:width="0.299cm" svg:height="0.249cm" svg:x="4.792cm" svg:y="5.806cm" svg:viewBox="0 0 300 250" draw:points="150,250 300,0 0,0">
          <text:p/>
        </draw:polygon>
        <draw:polygon draw:style-name="gr1" draw:text-style-name="P1" draw:layer="layout" svg:width="0.299cm" svg:height="0.249cm" svg:x="5.967cm" svg:y="5.656cm" svg:viewBox="0 0 300 250" draw:points="150,250 300,0 0,0">
          <text:p/>
        </draw:polygon>
        <draw:g xml:id="id7" draw:id="id7">
          <draw:custom-shape draw:style-name="gr8" draw:text-style-name="P5" xml:id="id5" draw:id="id5" draw:layer="layout" svg:width="1cm" svg:height="1cm" svg:x="2cm" svg:y="3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2.2cm" svg:y1="3.55cm" svg:x2="2.8cm" svg:y2="3.55cm">
            <text:p/>
          </draw:line>
          <draw:line draw:style-name="gr9" draw:text-style-name="P7" draw:layer="layout" svg:x1="2.2cm" svg:y1="3.75cm" svg:x2="2.8cm" svg:y2="3.75cm">
            <text:p/>
          </draw:line>
          <draw:line draw:style-name="gr9" draw:text-style-name="P7" draw:layer="layout" svg:x1="2.2cm" svg:y1="3.95cm" svg:x2="2.8cm" svg:y2="3.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1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4-06-26T11:52:25.350992417</meta:creation-date>
    <dc:date>2018-10-26T15:45:44.878900564</dc:date>
    <dc:creator>Tobias Kuhn</dc:creator>
    <meta:editing-duration>PT2H9M6S</meta:editing-duration>
    <meta:editing-cycles>73</meta:editing-cycles>
    <meta:generator>LibreOffice/6.0.6.2$Linux_X86_64 LibreOffice_project/00m0$Build-2</meta:generator>
    <meta:document-statistic meta:object-count="84"/>
  </office:meta>
</office:document-meta>
</file>